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23b8d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9999cc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font-size="10.5pt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305cm" svg:height="0.912cm" svg:x="2.761cm" svg:y="4.988cm">
          <draw:text-box>
            <text:p text:style-name="P1"><text:span text:style-name="T1">main installer files</text:span></text:p>
          </draw:text-box>
        </draw:frame>
        <draw:rect draw:style-name="gr2" draw:text-style-name="P4" draw:id="id4" draw:layer="layout" svg:width="4.863cm" svg:height="2.21cm" svg:x="2.861cm" svg:y="9.12cm">
          <text:p text:style-name="P3"><text:span text:style-name="T2">LyXInstaller-small.nsi</text:span></text:p>
        </draw:rect>
        <draw:rect draw:style-name="gr3" draw:text-style-name="P5" draw:id="id3" draw:layer="layout" svg:width="4.863cm" svg:height="2.21cm" svg:x="2.861cm" svg:y="12.126cm">
          <text:p text:style-name="P3"><text:span text:style-name="T2">LyXInstaller-complete.nsi</text:span></text:p>
        </draw:rect>
        <draw:rect draw:style-name="gr4" draw:text-style-name="P5" draw:id="id1" draw:layer="layout" svg:width="4.863cm" svg:height="2.21cm" svg:x="2.861cm" svg:y="5.936cm">
          <text:p text:style-name="P3"><text:span text:style-name="T2">LyXInstaller-update.nsi</text:span></text:p>
        </draw:rect>
        <draw:frame draw:style-name="gr5" draw:text-style-name="P1" draw:layer="layout" svg:width="5.305cm" svg:height="0.963cm" svg:x="9.293cm" svg:y="4.988cm">
          <draw:text-box>
            <text:p text:style-name="P1"><text:span text:style-name="T1">main install section</text:span> </text:p>
          </draw:text-box>
        </draw:frame>
        <draw:rect draw:style-name="gr6" draw:text-style-name="P5" draw:id="id12" draw:layer="layout" svg:width="4.864cm" svg:height="2.211cm" svg:x="9.45cm" svg:y="10.619cm">
          <text:p text:style-name="P3"><text:span text:style-name="T2">InstallActions-complete</text:span></text:p>
          <text:p text:style-name="P3"><text:span text:style-name="T2">-small.nsh</text:span></text:p>
        </draw:rect>
        <draw:rect draw:style-name="gr4" draw:text-style-name="P5" draw:id="id9" draw:layer="layout" svg:width="4.864cm" svg:height="2.21cm" svg:x="9.45cm" svg:y="5.936cm">
          <text:p text:style-name="P3"><text:span text:style-name="T2">InstallActions-update.nsh</text:span></text:p>
        </draw:rect>
        <draw:frame draw:style-name="gr7" draw:text-style-name="P2" draw:layer="layout" svg:width="3.095cm" svg:height="0.882cm" svg:x="3.7cm" svg:y="15.418cm">
          <draw:text-box>
            <text:p text:style-name="P1"><text:span text:style-name="T1">uninstaller</text:span></text:p>
          </draw:text-box>
        </draw:frame>
        <draw:rect draw:style-name="gr8" draw:text-style-name="P5" draw:id="id2" draw:layer="layout" svg:width="4.864cm" svg:height="2.21cm" svg:x="2.861cm" svg:y="16.29cm">
          <text:p text:style-name="P3"><text:span text:style-name="T2">Uninstall.nsh</text:span></text:p>
        </draw:rect>
        <draw:connector draw:style-name="gr9" draw:text-style-name="P6" draw:layer="layout" draw:type="curve" draw:line-skew="-1cm" svg:x1="2.861cm" svg:y1="7.041cm" svg:x2="2.861cm" svg:y2="17.395cm" draw:start-shape="id1" draw:start-glue-point="3" draw:end-shape="id2" draw:end-glue-point="3">
          <text:p text:style-name="P1"/>
        </draw:connector>
        <draw:connector draw:style-name="gr9" draw:text-style-name="P6" draw:layer="layout" draw:type="curve" svg:x1="2.861cm" svg:y1="13.231cm" svg:x2="2.861cm" svg:y2="17.395cm" draw:start-shape="id3" draw:start-glue-point="3" draw:end-shape="id2">
          <text:p text:style-name="P1"/>
        </draw:connector>
        <draw:connector draw:style-name="gr9" draw:text-style-name="P6" draw:layer="layout" draw:type="curve" draw:line-skew="-0.5cm" svg:x1="2.861cm" svg:y1="10.225cm" svg:x2="2.861cm" svg:y2="17.395cm" draw:start-shape="id4" draw:start-glue-point="3" draw:end-shape="id2">
          <text:p text:style-name="P1"/>
        </draw:connector>
        <draw:rect draw:style-name="gr10" draw:text-style-name="P5" draw:id="id6" draw:layer="layout" svg:width="4.864cm" svg:height="2.21cm" svg:x="16.14cm" svg:y="11.089cm">
          <text:p text:style-name="P3"><text:span text:style-name="T2">LyXUtils.nsh</text:span></text:p>
        </draw:rect>
        <draw:rect draw:style-name="gr11" draw:text-style-name="P5" draw:id="id8" draw:layer="layout" svg:width="4.44cm" svg:height="2.017cm" svg:x="22.896cm" svg:y="13.01cm">
          <text:p text:style-name="P3"><text:span text:style-name="T2">LaTeX.nsh</text:span></text:p>
        </draw:rect>
        <draw:rect draw:style-name="gr11" draw:text-style-name="P5" draw:id="id7" draw:layer="layout" svg:width="4.44cm" svg:height="2.017cm" svg:x="22.896cm" svg:y="8.264cm">
          <text:p text:style-name="P3"><text:span text:style-name="T2">LanguageSettings.nsh</text:span></text:p>
        </draw:rect>
        <draw:rect draw:style-name="gr12" draw:text-style-name="P5" draw:id="id13" draw:layer="layout" svg:width="4.864cm" svg:height="2.21cm" svg:x="9.45cm" svg:y="16.29cm">
          <text:p text:style-name="P3"><text:span text:style-name="T2">MissingPrograms.nsh</text:span></text:p>
        </draw:rect>
        <draw:rect draw:style-name="gr11" draw:text-style-name="P5" draw:id="id5" draw:layer="layout" svg:width="4.44cm" svg:height="2.018cm" svg:x="22.896cm" svg:y="5.9cm">
          <text:p text:style-name="P3"><text:span text:style-name="T2">ConfigLyX.nsh</text:span></text:p>
        </draw:rect>
        <draw:frame draw:style-name="gr13" draw:text-style-name="P1" draw:layer="layout" svg:width="4.1cm" svg:height="0.916cm" svg:x="9.9cm" svg:y="15.418cm">
          <draw:text-box>
            <text:p text:style-name="P1"><text:span text:style-name="T1">system check</text:span></text:p>
          </draw:text-box>
        </draw:frame>
        <draw:frame draw:style-name="gr14" draw:text-style-name="P2" draw:layer="layout" svg:width="5.307cm" svg:height="1cm" svg:x="22.619cm" svg:y="5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5cm" svg:height="1.513cm" svg:x="16cm" svg:y="9.5cm">
          <draw:text-box>
            <text:p text:style-name="P1"><text:span text:style-name="T1">main collection of macros / functions</text:span></text:p>
          </draw:text-box>
        </draw:frame>
        <draw:rect draw:style-name="gr11" draw:text-style-name="P5" draw:id="id14" draw:layer="layout" svg:width="4.44cm" svg:height="2.018cm" svg:x="22.896cm" svg:y="15.382cm">
          <text:p text:style-name="P3"><text:span text:style-name="T2">Aspell.nsh</text:span></text:p>
        </draw:rect>
        <draw:rect draw:style-name="gr8" draw:text-style-name="P5" draw:id="id10" draw:layer="layout" svg:width="4.864cm" svg:height="2.21cm" svg:x="16.3cm" svg:y="3.402cm">
          <text:p text:style-name="P3"><text:span text:style-name="T2">Updated.nsh</text:span></text:p>
        </draw:rect>
        <draw:rect draw:style-name="gr8" draw:text-style-name="P5" draw:id="id11" draw:layer="layout" svg:width="4.86cm" svg:height="2.21cm" svg:x="16.3cm" svg:y="5.94cm">
          <text:p text:style-name="P3"><text:span text:style-name="T2">Deleted.nsh</text:span></text:p>
        </draw:rect>
        <draw:frame draw:style-name="gr5" draw:text-style-name="P2" draw:layer="layout" svg:width="5.305cm" svg:height="0.882cm" svg:x="16.1cm" svg:y="2.4cm">
          <draw:text-box>
            <text:p text:style-name="P1"><text:span text:style-name="T1">file lists for update</text:span></text:p>
          </draw:text-box>
        </draw:frame>
        <draw:connector draw:style-name="gr9" draw:text-style-name="P6" draw:layer="layout" draw:type="curve" svg:x1="22.896cm" svg:y1="6.909cm" svg:x2="21.004cm" svg:y2="12.194cm" draw:start-shape="id5" draw:start-glue-point="3" draw:end-shape="id6" draw:end-glue-point="1">
          <text:p text:style-name="P1"/>
        </draw:connector>
        <draw:connector draw:style-name="gr9" draw:text-style-name="P6" draw:layer="layout" draw:type="curve" svg:x1="22.896cm" svg:y1="9.272cm" svg:x2="21.004cm" svg:y2="12.194cm" draw:start-shape="id7" draw:start-glue-point="3" draw:end-shape="id6" draw:end-glue-point="1">
          <text:p text:style-name="P1"/>
        </draw:connector>
        <draw:connector draw:style-name="gr9" draw:text-style-name="P6" draw:layer="layout" draw:type="curve" svg:x1="22.896cm" svg:y1="14.018cm" svg:x2="21.004cm" svg:y2="12.194cm" draw:start-shape="id8" draw:start-glue-point="3" draw:end-shape="id6" draw:end-glue-point="1">
          <text:p text:style-name="P1"/>
        </draw:connector>
        <draw:connector draw:style-name="gr9" draw:text-style-name="P6" draw:layer="layout" draw:type="curve" svg:x1="14.314cm" svg:y1="7.041cm" svg:x2="16.3cm" svg:y2="4.507cm" draw:start-shape="id9" draw:start-glue-point="1" draw:end-shape="id10" draw:end-glue-point="3">
          <text:p text:style-name="P1"/>
        </draw:connector>
        <draw:connector draw:style-name="gr9" draw:text-style-name="P6" draw:layer="layout" draw:type="curve" svg:x1="14.314cm" svg:y1="7.041cm" svg:x2="16.3cm" svg:y2="7.045cm" draw:start-shape="id9" draw:start-glue-point="1" draw:end-shape="id11" draw:end-glue-point="3">
          <text:p text:style-name="P1"/>
        </draw:connector>
        <draw:connector draw:style-name="gr9" draw:text-style-name="P6" draw:layer="layout" draw:type="curve" svg:x1="7.724cm" svg:y1="7.041cm" svg:x2="9.45cm" svg:y2="7.041cm" draw:start-shape="id1" draw:start-glue-point="1" draw:end-shape="id9" draw:end-glue-point="3">
          <text:p text:style-name="P1"/>
        </draw:connector>
        <draw:connector draw:style-name="gr9" draw:text-style-name="P6" draw:layer="layout" draw:type="curve" svg:x1="7.724cm" svg:y1="13.231cm" svg:x2="9.45cm" svg:y2="11.724cm" draw:start-shape="id3" draw:start-glue-point="1" draw:end-shape="id12" draw:end-glue-point="3">
          <text:p text:style-name="P1"/>
        </draw:connector>
        <draw:connector draw:style-name="gr9" draw:text-style-name="P6" draw:layer="layout" draw:type="curve" svg:x1="7.724cm" svg:y1="10.225cm" svg:x2="9.45cm" svg:y2="11.724cm" draw:start-shape="id4" draw:start-glue-point="1" draw:end-shape="id12" draw:end-glue-point="3">
          <text:p text:style-name="P1"/>
        </draw:connector>
        <draw:connector draw:style-name="gr9" draw:text-style-name="P6" draw:layer="layout" draw:type="curve" draw:line-skew="2.35cm" svg:x1="22.896cm" svg:y1="14.018cm" svg:x2="14.314cm" svg:y2="17.395cm" draw:start-shape="id8" draw:start-glue-point="3" draw:end-shape="id13" draw:end-glue-point="1">
          <text:p text:style-name="P1"/>
        </draw:connector>
        <draw:connector draw:style-name="gr9" draw:text-style-name="P6" draw:layer="layout" draw:type="curve" draw:line-skew="-2.444cm" svg:x1="22.896cm" svg:y1="16.391cm" svg:x2="14.314cm" svg:y2="17.395cm" draw:start-shape="id14" draw:start-glue-point="3" draw:end-shape="id13" draw:end-glue-point="1">
          <text:p text:style-name="P1"/>
        </draw:connector>
        <draw:connector draw:style-name="gr15" draw:text-style-name="P6" draw:layer="layout" draw:type="curve" draw:line-skew="0.113cm" svg:x1="9.45cm" svg:y1="17.395cm" svg:x2="7.724cm" svg:y2="10.225cm" draw:start-shape="id13" draw:start-glue-point="3" draw:end-shape="id4" draw:end-glue-point="1">
          <text:p text:style-name="P1"/>
        </draw:connector>
        <draw:connector draw:style-name="gr15" draw:text-style-name="P6" draw:layer="layout" draw:type="curve" svg:x1="9.45cm" svg:y1="17.395cm" svg:x2="7.724cm" svg:y2="13.231cm" draw:start-shape="id13" draw:start-glue-point="3" draw:end-shape="id3" draw:end-glue-point="1">
          <text:p text:style-name="P1"/>
        </draw:connector>
        <draw:connector draw:style-name="gr15" draw:text-style-name="P6" draw:layer="layout" draw:type="curve" svg:x1="14.314cm" svg:y1="11.724cm" svg:x2="16.14cm" svg:y2="12.194cm" draw:start-shape="id12" draw:start-glue-point="1" draw:end-shape="id6" draw:end-glue-point="3">
          <text:p text:style-name="P1"/>
        </draw:connector>
        <draw:connector draw:style-name="gr15" draw:text-style-name="P6" draw:layer="layout" draw:type="curve" svg:x1="14.314cm" svg:y1="7.041cm" svg:x2="16.14cm" svg:y2="12.194cm" draw:start-shape="id9" draw:start-glue-point="1" draw:end-shape="id6" draw:end-glue-point="3">
          <text:p text:style-name="P1"/>
        </draw:connector>
        <draw:rect draw:style-name="gr10" draw:text-style-name="P5" draw:id="id15" draw:layer="layout" svg:width="4.864cm" svg:height="2.21cm" svg:x="2.861cm" svg:y="2.3cm">
          <text:p text:style-name="P3"><text:span text:style-name="T2">Settings.nsh</text:span></text:p>
        </draw:rect>
        <draw:connector draw:style-name="gr9" draw:text-style-name="P6" draw:layer="layout" draw:type="curve" svg:x1="2.861cm" svg:y1="3.405cm" svg:x2="2.861cm" svg:y2="7.041cm" draw:start-shape="id15" draw:start-glue-point="3" draw:end-shape="id1" draw:end-glue-point="3">
          <text:p text:style-name="P1"/>
        </draw:connector>
        <draw:connector draw:style-name="gr9" draw:text-style-name="P6" draw:layer="layout" draw:type="curve" draw:line-skew="-0.576cm" svg:x1="2.861cm" svg:y1="3.405cm" svg:x2="2.861cm" svg:y2="10.225cm" draw:start-shape="id15" draw:start-glue-point="3" draw:end-shape="id4" draw:end-glue-point="3">
          <text:p text:style-name="P1"/>
        </draw:connector>
        <draw:connector draw:style-name="gr9" draw:text-style-name="P6" draw:layer="layout" draw:type="curve" draw:line-skew="-1.076cm" svg:x1="2.861cm" svg:y1="3.405cm" svg:x2="2.861cm" svg:y2="13.231cm" draw:start-shape="id15" draw:start-glue-point="3" draw:end-shape="id3">
          <text:p text:style-name="P1"/>
        </draw:connector>
        <draw:frame draw:style-name="gr1" draw:text-style-name="P2" draw:layer="layout" svg:width="4.805cm" svg:height="0.912cm" svg:x="3.1cm" svg:y="1.388cm">
          <draw:text-box>
            <text:p text:style-name="P1"><text:span text:style-name="T1">general settings</text:span></text:p>
          </draw:text-box>
        </draw:frame>
        <draw:connector draw:style-name="gr9" draw:text-style-name="P6" draw:layer="layout" draw:type="curve" svg:x1="22.896cm" svg:y1="16.391cm" svg:x2="21.004cm" svg:y2="12.194cm" draw:start-shape="id14" draw:start-glue-point="3" draw:end-shape="id6" draw:end-glue-point="1">
          <text:p text:style-name="P1"/>
        </draw:connector>
        <draw:rect draw:style-name="gr16" draw:text-style-name="P5" draw:layer="layout" svg:width="4.864cm" svg:height="2.211cm" svg:x="22.801cm" svg:y="2.301cm">
          <text:p text:style-name="P3"><text:span text:style-name="T2">Launch.nsi</text:span></text:p>
        </draw:rect>
        <draw:frame draw:style-name="gr14" draw:text-style-name="P2" draw:layer="layout" svg:width="5.38cm" svg:height="1cm" svg:x="22.52cm" svg:y="1.401cm">
          <draw:text-box>
            <text:p text:style-name="P1"><text:span text:style-name="T1">launcher for lyx.exe</text:span></text:p>
          </draw:text-box>
        </draw:frame>
        <draw:rect draw:style-name="gr16" draw:text-style-name="P5" draw:layer="layout" svg:width="4.864cm" svg:height="2.21cm" svg:x="9.45cm" svg:y="2.3cm">
          <text:p text:style-name="P3"><text:span text:style-name="T2">Build-all.nsi</text:span></text:p>
        </draw:rect>
        <draw:frame draw:style-name="gr1" draw:text-style-name="P2" draw:layer="layout" svg:width="5.4cm" svg:height="1.513cm" svg:x="9.4cm" svg:y="0.9cm">
          <draw:text-box>
            <text:p text:style-name="P1"><text:span text:style-name="T1">builds all installers at once</text:span></text:p>
          </draw:text-box>
        </draw:frame>
        <draw:rect draw:style-name="gr11" draw:text-style-name="P5" draw:id="id16" draw:layer="layout" svg:width="4.44cm" svg:height="2.018cm" svg:x="22.896cm" svg:y="10.636cm">
          <text:p text:style-name="P3"><text:span text:style-name="T2">InstallThirdPartyProgs.nsh</text:span></text:p>
        </draw:rect>
        <draw:connector draw:style-name="gr9" draw:text-style-name="P6" draw:layer="layout" draw:type="curve" svg:x1="22.896cm" svg:y1="11.645cm" svg:x2="21.004cm" svg:y2="12.194cm" draw:start-shape="id16" draw:start-glue-point="3" draw:end-shape="id6" draw:end-glue-point="1">
          <text:p text:style-name="P1"/>
        </draw:connector>
        <draw:rect draw:style-name="gr11" draw:text-style-name="P5" draw:layer="layout" svg:width="4.5cm" svg:height="2.045cm" svg:x="22.9cm" svg:y="17.755cm">
          <text:p text:style-name="P3"><text:span text:style-name="T2">Variables.nsh</text:span></text:p>
          <text:p text:style-name="P3"><text:span text:style-name="T2">and</text:span></text:p>
          <text:p text:style-name="P3"><text:span text:style-name="T2">TranslatedLanguages.nsh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kein keiner</meta:initial-creator>
    <meta:creation-date>2007-04-20T02:16:16</meta:creation-date>
    <dc:creator>kein keiner</dc:creator>
    <dc:date>2008-07-30T01:04:24</dc:date>
    <dc:language>de-DE</dc:language>
    <meta:editing-cycles>45</meta:editing-cycles>
    <meta:editing-duration>PT1H37M19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